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objectwithoutfill">
      <style:graphic-properties svg:stroke-width="0.3cm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2" style:family="graphic" style:parent-style-name="standard">
      <style:graphic-properties svg:stroke-width="0.3cm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3" style:family="graphic" style:parent-style-name="standard">
      <style:graphic-properties svg:stroke-width="0.3cm" draw:marker-start-width="0.65cm" draw:marker-end-width="0.65cm" draw:textarea-horizontal-align="center" draw:textarea-vertical-align="middle" fo:padding-top="0.275cm" fo:padding-bottom="0.275cm" fo:padding-left="0.4cm" fo:padding-right="0.4cm"/>
    </style:style>
    <style:style style:name="gr4" style:family="graphic" style:parent-style-name="standard">
      <style:graphic-properties svg:stroke-width="0.3cm" draw:marker-start-width="0.65cm" draw:marker-end-width="0.65cm" draw:stroke-linejoin="miter" draw:textarea-horizontal-align="center" draw:textarea-vertical-align="middle" fo:padding-top="0.275cm" fo:padding-bottom="0.275cm" fo:padding-left="0.4cm" fo:padding-right="0.4cm"/>
    </style:style>
    <style:style style:name="gr5" style:family="graphic" style:parent-style-name="standard">
      <style:graphic-properties draw:stroke="none" draw:fill="solid" draw:fill-color="#000000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svg:stroke-width="0.3cm" draw:marker-start-width="0.8cm" draw:marker-end-width="0.8cm" draw:textarea-horizontal-align="center" draw:textarea-vertical-align="middle" fo:padding-top="0.275cm" fo:padding-bottom="0.275cm" fo:padding-left="0.4cm" fo:padding-right="0.4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4cm" fo:min-width="2.577cm"/>
    </style:style>
    <style:style style:name="gr10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1" style:family="graphic" style:parent-style-name="standard">
      <style:graphic-properties svg:stroke-width="0.2cm" draw:marker-start-width="0.5cm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office:forms form:automatic-focus="false" form:apply-design-mode="false"/>
        <draw:path draw:style-name="gr1" draw:text-style-name="P1" draw:layer="layout" svg:width="3.541cm" svg:height="3.048cm" svg:x="1.102cm" svg:y="1.301cm" svg:viewBox="0 0 3542 3049" svg:d="m152 1334c-381-286 0-1334 571-1334s1000 1810 1000 3048c0-1238 429-3048 1048-3048s952 1049 666 1334">
          <text:p text:style-name="P2"/>
        </draw:path>
        <draw:ellipse draw:style-name="gr2" draw:text-style-name="P1" draw:layer="layout" svg:width="2.526cm" svg:height="2.524cm" svg:x="6.301cm" svg:y="2.367cm">
          <text:p text:style-name="P2"/>
        </draw:ellipse>
        <draw:path draw:style-name="gr1" draw:text-style-name="P1" draw:layer="layout" svg:width="2.364cm" svg:height="1.209cm" svg:x="6.382cm" svg:y="1.158cm" svg:viewBox="0 0 2365 1210" svg:d="m256 0c-394 356-507 1276 957 1207s1239-851 900-1207">
          <text:p text:style-name="P2"/>
        </draw:path>
        <draw:path draw:style-name="gr1" draw:text-style-name="P1" draw:layer="layout" svg:width="2.672cm" svg:height="0.432cm" svg:x="10.444cm" svg:y="4.583cm" svg:viewBox="0 0 2673 433" svg:d="m0 432c576-576 2200-576 2672 0">
          <text:p text:style-name="P2"/>
        </draw:path>
        <draw:line draw:style-name="gr3" draw:text-style-name="P1" draw:layer="layout" svg:x1="11.334cm" svg:y1="4.583cm" svg:x2="11.334cm" svg:y2="1.61cm">
          <text:p text:style-name="P2"/>
        </draw:line>
        <draw:line draw:style-name="gr3" draw:text-style-name="P1" draw:layer="layout" svg:x1="12.277cm" svg:y1="4.636cm" svg:x2="12.277cm" svg:y2="1.663cm">
          <text:p text:style-name="P2"/>
        </draw:line>
        <draw:path draw:style-name="gr1" draw:text-style-name="P1" draw:layer="layout" svg:width="2.724cm" svg:height="0.44cm" draw:transform="rotate (3.1415926535892) translate (13.168cm 1.646cm)" svg:viewBox="0 0 2725 441" svg:d="m2724 440c-587-587-2243-587-2724 0">
          <text:p text:style-name="P2"/>
        </draw:path>
        <draw:circle draw:style-name="gr2" draw:text-style-name="P1" draw:layer="layout" svg:width="1.296cm" svg:height="1.296cm" draw:transform="rotate (0.531627290157372) translate (14.838cm 3.205cm)">
          <text:p text:style-name="P2"/>
        </draw:circle>
        <draw:circle draw:style-name="gr2" draw:text-style-name="P1" draw:layer="layout" svg:width="1.315cm" svg:height="1.315cm" draw:transform="skewX (0.000698131700797628) rotate (-2.60926723173222) translate (18.742cm 3.263cm)">
          <text:p text:style-name="P2"/>
        </draw:circle>
        <draw:path draw:style-name="gr1" draw:text-style-name="P1" draw:layer="layout" svg:width="3.861cm" svg:height="1.683cm" draw:transform="skewX (0.147480321793493) rotate (-2.53125101416808) translate (18.83cm 3.557cm)" svg:viewBox="0 0 3862 1684" svg:d="m0 765c422-1711 3442-173 3861 918">
          <text:p text:style-name="P2"/>
        </draw:path>
        <draw:circle draw:style-name="gr2" draw:text-style-name="P1" draw:layer="layout" svg:width="0.893cm" svg:height="0.893cm" svg:x="1.879cm" svg:y="6.924cm">
          <text:p text:style-name="P2"/>
        </draw:circle>
        <draw:path draw:style-name="gr1" draw:text-style-name="P1" draw:layer="layout" svg:width="1.653cm" svg:height="3.173cm" svg:x="2.659cm" svg:y="6.033cm" svg:viewBox="0 0 1654 3174" svg:d="m113 1264c-378-680 278-1409 541-1239 679 440-622 2813 159 3133 302 122 523-535 840-615">
          <text:p text:style-name="P2"/>
        </draw:path>
        <draw:path draw:style-name="gr1" draw:text-style-name="P1" draw:layer="layout" svg:width="2.534cm" svg:height="2.195cm" svg:x="5.912cm" svg:y="6.143cm" svg:viewBox="0 0 2535 2196" svg:d="m2534 2195c-42-732-11-2195-661-2195s-594 827-594 2195c0-1368-181-2195-702-2195s-596 607-577 2195">
          <text:p text:style-name="P2"/>
        </draw:path>
        <draw:path draw:style-name="gr1" draw:text-style-name="P1" draw:layer="layout" svg:width="0.829cm" svg:height="1.282cm" svg:x="8.446cm" svg:y="6.177cm" svg:viewBox="0 0 830 1283" svg:d="m36 1282c863 0 1250-1251-36-1282">
          <text:p text:style-name="P2"/>
        </draw:path>
        <draw:line draw:style-name="gr3" draw:text-style-name="P1" draw:layer="layout" svg:x1="8.444cm" svg:y1="6.063cm" svg:x2="8.446cm" svg:y2="9.128cm">
          <text:p text:style-name="P2"/>
        </draw:line>
        <draw:line draw:style-name="gr3" draw:text-style-name="P1" draw:layer="layout" svg:x1="10.301cm" svg:y1="8.019cm" svg:x2="14.158cm" svg:y2="8.019cm">
          <text:p text:style-name="P2"/>
        </draw:line>
        <draw:path draw:style-name="gr1" draw:text-style-name="P1" draw:layer="layout" svg:width="3.857cm" svg:height="0.815cm" svg:x="10.301cm" svg:y="6.587cm" svg:viewBox="0 0 3858 816" svg:d="m0 810c324 0 811-2 1135-2 0-289 195-808 810-808s746 519 746 807c366 0 798 8 1166 8">
          <text:p text:style-name="P2"/>
        </draw:path>
        <draw:polyline draw:style-name="gr1" draw:text-style-name="P1" draw:layer="layout" svg:width="0.857cm" svg:height="3.19cm" svg:x="15.158cm" svg:y="5.825cm" svg:viewBox="0 0 858 3191" draw:points="0,1064 857,0 857,3190">
          <text:p text:style-name="P2"/>
        </draw:polyline>
        <draw:polyline draw:style-name="gr1" draw:text-style-name="P1" draw:layer="layout" svg:width="1.048cm" svg:height="3.19cm" svg:x="16.015cm" svg:y="5.825cm" svg:viewBox="0 0 1049 3191" draw:points="0,1064 1048,0 1048,3190">
          <text:p text:style-name="P2"/>
        </draw:polyline>
        <draw:polyline draw:style-name="gr1" draw:text-style-name="P1" draw:layer="layout" svg:width="1.047cm" svg:height="3.19cm" svg:x="17.063cm" svg:y="5.825cm" svg:viewBox="0 0 1048 3191" draw:points="0,1064 1047,0 1047,3190">
          <text:p text:style-name="P2"/>
        </draw:polyline>
        <draw:line draw:style-name="gr3" draw:text-style-name="P1" draw:layer="layout" svg:x1="18.11cm" svg:y1="8.92cm" svg:x2="19.729cm" svg:y2="7.015cm">
          <text:p text:style-name="P2"/>
        </draw:line>
        <draw:line draw:style-name="gr4" draw:text-style-name="P1" draw:layer="layout" svg:x1="18.968cm" svg:y1="7.105cm" svg:x2="19.92cm" svg:y2="6.915cm">
          <text:p text:style-name="P2"/>
        </draw:line>
        <draw:line draw:style-name="gr3" draw:text-style-name="P1" draw:layer="layout" svg:x1="19.729cm" svg:y1="7.777cm" svg:x2="19.824cm" svg:y2="6.915cm">
          <text:p text:style-name="P2"/>
        </draw:line>
        <draw:polygon draw:style-name="gr5" draw:text-style-name="P1" draw:layer="layout" svg:width="0.773cm" svg:height="0.673cm" svg:x="19.253cm" svg:y="6.723cm" svg:viewBox="0 0 774 674" draw:points="0,192 773,0 667,673">
          <text:p text:style-name="P2"/>
        </draw:polygon>
        <draw:polyline draw:style-name="gr1" draw:text-style-name="P1" draw:layer="layout" svg:width="0.612cm" svg:height="2.275cm" svg:x="5.254cm" svg:y="6.063cm" svg:viewBox="0 0 613 2276" draw:points="0,759 612,0 612,2275">
          <text:p text:style-name="P2"/>
        </draw:polyline>
        <draw:line draw:style-name="gr3" draw:text-style-name="P1" draw:layer="layout" svg:x1="1.73cm" svg:y1="13.451cm" svg:x2="4.158cm" svg:y2="11.022cm">
          <text:p text:style-name="P2"/>
        </draw:line>
        <draw:line draw:style-name="gr4" draw:text-style-name="P1" draw:layer="layout" svg:x1="3.396cm" svg:y1="11.064cm" svg:x2="4.348cm" svg:y2="10.874cm">
          <text:p text:style-name="P2"/>
        </draw:line>
        <draw:line draw:style-name="gr3" draw:text-style-name="P1" draw:layer="layout" svg:x1="4.157cm" svg:y1="11.736cm" svg:x2="4.252cm" svg:y2="10.874cm">
          <text:p text:style-name="P2"/>
        </draw:line>
        <draw:polygon draw:style-name="gr5" draw:text-style-name="P1" draw:layer="layout" svg:width="0.773cm" svg:height="0.673cm" svg:x="3.681cm" svg:y="10.682cm" svg:viewBox="0 0 774 674" draw:points="0,192 773,0 667,673">
          <text:p text:style-name="P2"/>
        </draw:polygon>
        <draw:line draw:style-name="gr3" draw:text-style-name="P1" draw:layer="layout" svg:x1="2.301cm" svg:y1="11.736cm" svg:x2="3.492cm" svg:y2="12.927cm">
          <text:p text:style-name="P2"/>
        </draw:line>
        <draw:path draw:style-name="gr1" draw:text-style-name="P1" draw:layer="layout" svg:width="2.274cm" svg:height="3.288cm" svg:x="5.92cm" svg:y="10.492cm" svg:viewBox="0 0 2275 3289" svg:d="m48 0c0 429 262 582 667 572s729-126 1047-429c-349 1000-1386 1637-905 2761 143 334 732 505 1096 286 238-143 476-714 190-1238-389-713-1619-286-2143 476">
          <text:p text:style-name="P2"/>
        </draw:path>
        <draw:polyline draw:style-name="gr1" draw:text-style-name="P1" draw:layer="layout" svg:width="4.392cm" svg:height="0.786cm" svg:x="9.544cm" svg:y="12.244cm" svg:viewBox="0 0 4393 787" draw:points="0,786 879,0 1757,785 2635,0 3514,786 4392,1">
          <text:p text:style-name="P2"/>
        </draw:polyline>
        <draw:polyline draw:style-name="gr1" draw:text-style-name="P1" draw:layer="layout" svg:width="4.392cm" svg:height="0.786cm" svg:x="9.47cm" svg:y="11.158cm" svg:viewBox="0 0 4393 787" draw:points="0,786 879,0 1757,785 2635,0 3514,786 4392,1">
          <text:p text:style-name="P2"/>
        </draw:polyline>
        <draw:path draw:style-name="gr1" draw:text-style-name="P1" draw:layer="layout" svg:width="2.947cm" svg:height="0.811cm" draw:transform="rotate (-1.57079632679579) translate (16.874cm 10.444cm)" svg:viewBox="0 0 2948 812" svg:d="m0 811c635-1081 2427-1081 2947 0">
          <text:p text:style-name="P2"/>
        </draw:path>
        <draw:line draw:style-name="gr3" draw:text-style-name="P1" draw:layer="layout" svg:x1="16.168cm" svg:y1="11.868cm" svg:x2="18.427cm" svg:y2="11.868cm">
          <text:p text:style-name="P2"/>
        </draw:line>
        <draw:path draw:style-name="gr1" draw:text-style-name="P1" draw:layer="layout" svg:width="3.004cm" svg:height="0.826cm" draw:transform="rotate (1.5707963267946) translate (17.666cm 13.454cm)" svg:viewBox="0 0 3005 827" svg:d="m3004 826c-647-1101-2474-1101-3004 0">
          <text:p text:style-name="P2"/>
        </draw:path>
        <draw:path draw:style-name="gr1" draw:text-style-name="P1" draw:layer="layout" svg:width="3.861cm" svg:height="1.683cm" draw:transform="skewX (0.146956723017895) rotate (0.610167106497102) translate (14.749cm 2.835cm)" svg:viewBox="0 0 3862 1684" svg:d="m0 765c425-1711 3441-172 3861 918">
          <text:p text:style-name="P2"/>
        </draw:path>
        <draw:circle draw:style-name="gr2" draw:text-style-name="P1" draw:layer="layout" svg:width="3.048cm" svg:height="3.048cm" svg:x="1.444cm" svg:y="14.967cm">
          <text:p text:style-name="P2"/>
        </draw:circle>
        <draw:circle draw:style-name="gr5" draw:text-style-name="P1" draw:layer="layout" svg:width="0.524cm" svg:height="0.524cm" svg:x="2.777cm" svg:y="16.252cm">
          <text:p text:style-name="P2"/>
        </draw:circle>
        <draw:circle draw:style-name="gr2" draw:text-style-name="P1" draw:layer="layout" svg:width="1.667cm" svg:height="1.667cm" svg:x="10.54cm" svg:y="15.207cm">
          <text:p text:style-name="P2"/>
        </draw:circle>
        <draw:line draw:style-name="gr3" draw:text-style-name="P1" draw:layer="layout" svg:x1="11.398cm" svg:y1="16.874cm" svg:x2="11.398cm" svg:y2="18.683cm">
          <text:p text:style-name="P2"/>
        </draw:line>
        <draw:line draw:style-name="gr3" draw:text-style-name="P1" draw:layer="layout" svg:x1="10.588cm" svg:y1="17.826cm" svg:x2="12.212cm" svg:y2="17.826cm">
          <text:p text:style-name="P2"/>
        </draw:line>
        <draw:circle draw:style-name="gr2" draw:text-style-name="P1" draw:layer="layout" svg:width="1.667cm" svg:height="1.667cm" svg:x="13.874cm" svg:y="14.635cm">
          <text:p text:style-name="P2"/>
        </draw:circle>
        <draw:line draw:style-name="gr3" draw:text-style-name="P1" draw:layer="layout" svg:x1="14.732cm" svg:y1="16.302cm" svg:x2="14.732cm" svg:y2="18.111cm">
          <text:p text:style-name="P2"/>
        </draw:line>
        <draw:line draw:style-name="gr3" draw:text-style-name="P1" draw:layer="layout" svg:x1="13.922cm" svg:y1="17.254cm" svg:x2="15.546cm" svg:y2="17.254cm">
          <text:p text:style-name="P2"/>
        </draw:line>
        <draw:path draw:style-name="gr1" draw:text-style-name="P1" draw:layer="layout" svg:width="1.666cm" svg:height="0.874cm" svg:x="10.54cm" svg:y="14.349cm" svg:viewBox="0 0 1667 875" svg:d="m0 0c0 571 526 891 858 874s808-350 808-874">
          <text:p text:style-name="P2"/>
        </draw:path>
        <draw:circle draw:style-name="gr2" draw:text-style-name="P1" draw:layer="layout" svg:width="2.849cm" svg:height="2.849cm" svg:x="17.01cm" svg:y="14.969cm">
          <text:p text:style-name="P2"/>
        </draw:circle>
        <draw:line draw:style-name="gr3" draw:text-style-name="P1" draw:layer="layout" svg:x1="18.474cm" svg:y1="14.969cm" svg:x2="18.474cm" svg:y2="17.897cm">
          <text:p text:style-name="P2"/>
        </draw:line>
        <draw:line draw:style-name="gr3" draw:text-style-name="P1" draw:layer="layout" svg:x1="17.091cm" svg:y1="16.432cm" svg:x2="19.866cm" svg:y2="16.432cm">
          <text:p text:style-name="P2"/>
        </draw:line>
        <draw:circle draw:style-name="gr2" draw:text-style-name="P1" draw:layer="layout" svg:width="2.001cm" svg:height="2.001cm" svg:x="1.636cm" svg:y="21.119cm">
          <text:p text:style-name="P2"/>
        </draw:circle>
        <draw:line draw:style-name="gr3" draw:text-style-name="P1" draw:layer="layout" svg:x1="3.303cm" svg:y1="21.451cm" svg:x2="4.636cm" svg:y2="20.117cm">
          <text:p text:style-name="P2"/>
        </draw:line>
        <draw:line draw:style-name="gr4" draw:text-style-name="P1" draw:layer="layout" svg:x1="3.732cm" svg:y1="20.187cm" svg:x2="4.826cm" svg:y2="19.969cm">
          <text:p text:style-name="P2"/>
        </draw:line>
        <draw:line draw:style-name="gr3" draw:text-style-name="P1" draw:layer="layout" svg:x1="4.614cm" svg:y1="21.022cm" svg:x2="4.73cm" svg:y2="19.969cm">
          <text:p text:style-name="P2"/>
        </draw:line>
        <draw:polygon draw:style-name="gr5" draw:text-style-name="P1" draw:layer="layout" svg:width="0.773cm" svg:height="0.673cm" svg:x="4.159cm" svg:y="19.777cm" svg:viewBox="0 0 774 674" draw:points="0,192 773,0 667,673">
          <text:p text:style-name="P2"/>
        </draw:polygon>
        <draw:path draw:style-name="gr1" draw:text-style-name="P1" draw:layer="layout" svg:width="2.333cm" svg:height="2.7cm" svg:x="6.254cm" svg:y="19.981cm" svg:viewBox="0 0 2334 2701" svg:d="m4 796c-28-429 86-906 429-774 524 202 333 1774-143 2678 1000-857 1281-142 2043-142">
          <text:p text:style-name="P2"/>
        </draw:path>
        <draw:line draw:style-name="gr3" draw:text-style-name="P1" draw:layer="layout" svg:x1="7.587cm" svg:y1="21.254cm" svg:x2="7.595cm" svg:y2="23.544cm">
          <text:p text:style-name="P2"/>
        </draw:line>
        <draw:path draw:style-name="gr1" draw:text-style-name="P1" draw:layer="layout" svg:width="1.468cm" svg:height="3.637cm" svg:x="10.31cm" svg:y="19.873cm" svg:viewBox="0 0 1469 3638" svg:d="m0 0c0 1263 0 2269 0 3535 0-820 276-1640 781-1640s687 923 687 1742">
          <text:p text:style-name="P2"/>
        </draw:path>
        <draw:line draw:style-name="gr3" draw:text-style-name="P1" draw:layer="layout" svg:x1="9.492cm" svg:y1="20.846cm" svg:x2="11.08cm" svg:y2="20.846cm">
          <text:p text:style-name="P2"/>
        </draw:line>
        <draw:ellipse draw:style-name="gr2" draw:text-style-name="P1" draw:layer="layout" svg:width="1.769cm" svg:height="1.77cm" draw:transform="skewX (0.000523598775598241) rotate (0.7853981633973) translate (13.458cm 22.63cm)">
          <text:p text:style-name="P2"/>
        </draw:ellipse>
        <draw:line draw:style-name="gr3" draw:text-style-name="P1" draw:layer="layout" svg:x1="14.708cm" svg:y1="21.795cm" svg:x2="14.708cm" svg:y2="20.128cm">
          <text:p text:style-name="P2"/>
        </draw:line>
        <draw:line draw:style-name="gr4" draw:text-style-name="P1" draw:layer="layout" svg:x1="14.185cm" svg:y1="20.737cm" svg:x2="14.733cm" svg:y2="19.917cm">
          <text:p text:style-name="P2"/>
        </draw:line>
        <draw:line draw:style-name="gr3" draw:text-style-name="P1" draw:layer="layout" svg:x1="15.259cm" svg:y1="20.708cm" svg:x2="14.673cm" svg:y2="19.977cm">
          <text:p text:style-name="P2"/>
        </draw:line>
        <draw:polygon draw:style-name="gr5" draw:text-style-name="P1" draw:layer="layout" svg:width="0.683cm" svg:height="0.595cm" draw:transform="rotate (0.7853981633973) translate (14.196cm 20.213cm)" svg:viewBox="0 0 684 596" draw:points="0,170 683,0 589,595">
          <text:p text:style-name="P2"/>
        </draw:polygon>
        <draw:circle draw:style-name="gr5" draw:text-style-name="P1" draw:layer="layout" svg:width="0.429cm" svg:height="0.429cm" svg:x="14.539cm" svg:y="22.445cm">
          <text:p text:style-name="P2"/>
        </draw:circle>
        <draw:path draw:style-name="gr1" draw:text-style-name="P1" draw:layer="layout" svg:width="3.019cm" svg:height="1.509cm" svg:x="16.73cm" svg:y="19.968cm" svg:viewBox="0 0 3020 1510" svg:d="m0 57c0 697 808 1464 1509 1452s1510-696 1510-1509">
          <text:p text:style-name="P2"/>
        </draw:path>
        <draw:line draw:style-name="gr3" draw:text-style-name="P1" draw:layer="layout" svg:x1="18.266cm" svg:y1="23.491cm" svg:x2="18.266cm" svg:y2="19.995cm">
          <text:p text:style-name="P2"/>
        </draw:line>
        <draw:line draw:style-name="gr3" draw:text-style-name="P1" draw:layer="layout" svg:x1="17.418cm" svg:y1="22.59cm" svg:x2="19.113cm" svg:y2="22.59cm">
          <text:p text:style-name="P2"/>
        </draw:line>
        <draw:path draw:style-name="gr1" draw:text-style-name="P1" draw:layer="layout" svg:width="2.322cm" svg:height="1.454cm" svg:x="1.73cm" svg:y="24.679cm" svg:viewBox="0 0 2323 1455" svg:d="m0 55c0 671 365 1399 1161 1399s1161-671 1161-1454">
          <text:p text:style-name="P2"/>
        </draw:path>
        <draw:line draw:style-name="gr3" draw:text-style-name="P1" draw:layer="layout" svg:x1="2.912cm" svg:y1="27.682cm" svg:x2="2.912cm" svg:y2="26.133cm">
          <text:p text:style-name="P2"/>
        </draw:line>
        <draw:line draw:style-name="gr3" draw:text-style-name="P1" draw:layer="layout" svg:x1="2.259cm" svg:y1="26.989cm" svg:x2="3.563cm" svg:y2="26.989cm">
          <text:p text:style-name="P2"/>
        </draw:line>
        <draw:circle draw:style-name="gr2" draw:text-style-name="P1" draw:layer="layout" svg:width="0.879cm" svg:height="0.879cm" svg:x="2.442cm" svg:y="24.752cm">
          <text:p text:style-name="P2"/>
        </draw:circle>
        <draw:path draw:style-name="gr1" draw:text-style-name="P1" draw:layer="layout" svg:width="3.189cm" svg:height="1.997cm" draw:transform="rotate (1.5707963267946) translate (6.495cm 18.156cm)" svg:viewBox="0 0 3190 1998" svg:d="m0 0c0 1671 1088 2029 1723 1996s1466-510 1466-1996">
          <text:p text:style-name="P2"/>
        </draw:path>
        <draw:path draw:style-name="gr1" draw:text-style-name="P1" draw:layer="layout" svg:width="3.189cm" svg:height="0.928cm" draw:transform="rotate (1.5707963267946) translate (6.593cm 18.157cm)" svg:viewBox="0 0 3190 929" svg:d="m0 0c302 511 1089 960 1724 927s993-279 1465-927">
          <text:p text:style-name="P2"/>
        </draw:path>
        <draw:circle draw:style-name="gr2" draw:text-style-name="P1" draw:layer="layout" svg:width="0.967cm" svg:height="0.967cm" svg:x="5.683cm" svg:y="24.778cm">
          <text:p text:style-name="P2"/>
        </draw:circle>
        <draw:circle draw:style-name="gr2" draw:text-style-name="P1" draw:layer="layout" svg:width="0.967cm" svg:height="0.967cm" svg:x="7.728cm" svg:y="24.778cm">
          <text:p text:style-name="P2"/>
        </draw:circle>
        <draw:path draw:style-name="gr1" draw:text-style-name="P1" draw:layer="layout" svg:width="1.794cm" svg:height="2.367cm" svg:x="6.304cm" svg:y="25.316cm" svg:viewBox="0 0 1795 2368" svg:d="m346 0c-537 1237-521 2367 540 2367s1130-1076 538-2367">
          <text:p text:style-name="P2"/>
        </draw:path>
        <draw:circle draw:style-name="gr2" draw:text-style-name="P1" draw:layer="layout" svg:width="0.967cm" svg:height="0.967cm" draw:transform="rotate (3.1415926535892) translate (10.935cm 27.73cm)">
          <text:p text:style-name="P2"/>
        </draw:circle>
        <draw:circle draw:style-name="gr2" draw:text-style-name="P1" draw:layer="layout" svg:width="0.967cm" svg:height="0.967cm" draw:transform="rotate (3.1415926535892) translate (12.98cm 27.73cm)">
          <text:p text:style-name="P2"/>
        </draw:circle>
        <draw:path draw:style-name="gr1" draw:text-style-name="P1" draw:layer="layout" svg:width="1.794cm" svg:height="2.367cm" draw:transform="rotate (3.1415926535892) translate (12.383cm 27.192cm)" svg:viewBox="0 0 1795 2368" svg:d="m1448 0c537 1237 521 2367-540 2367s-1130-1076-538-2367">
          <text:p text:style-name="P2"/>
        </draw:path>
        <draw:circle draw:style-name="gr2" draw:text-style-name="P1" draw:layer="layout" svg:width="2.849cm" svg:height="2.849cm" draw:transform="rotate (0.7853981633973) translate (14.188cm 26.202cm)">
          <text:p text:style-name="P2"/>
        </draw:circle>
        <draw:line draw:style-name="gr3" draw:text-style-name="P1" draw:layer="layout" svg:x1="15.19cm" svg:y1="25.03cm" svg:x2="17.26cm" svg:y2="27.101cm">
          <text:p text:style-name="P2"/>
        </draw:line>
        <draw:line draw:style-name="gr3" draw:text-style-name="P1" draw:layer="layout" svg:x1="15.246cm" svg:y1="27.043cm" svg:x2="17.208cm" svg:y2="25.081cm">
          <text:p text:style-name="P2"/>
        </draw:line>
      </draw:page>
      <draw:page draw:name="page2" draw:style-name="dp1" draw:master-page-name="Alapértelmezett">
        <office:forms form:automatic-focus="false" form:apply-design-mode="false"/>
        <draw:frame draw:style-name="gr6" draw:layer="layout" svg:width="3.004cm" svg:height="0.962cm" svg:x="1.111cm" svg:y="1.196cm">
          <draw:text-box>
            <text:p text:style-name="P2">CHIRON</text:p>
          </draw:text-box>
        </draw:frame>
        <draw:line draw:style-name="gr3" draw:text-style-name="P1" draw:layer="layout" svg:x1="2.122cm" svg:y1="2.349cm" svg:x2="2.122cm" svg:y2="5.031cm">
          <text:p text:style-name="P2"/>
        </draw:line>
        <draw:line draw:style-name="gr3" draw:text-style-name="P1" draw:layer="layout" svg:x1="3.649cm" svg:y1="2.444cm" svg:x2="2.122cm" svg:y2="3.76cm">
          <text:p text:style-name="P2"/>
        </draw:line>
        <draw:line draw:style-name="gr3" draw:text-style-name="P1" draw:layer="layout" svg:x1="3.735cm" svg:y1="5.073cm" svg:x2="2.122cm" svg:y2="3.76cm">
          <text:p text:style-name="P2"/>
        </draw:line>
        <draw:circle draw:style-name="gr2" draw:text-style-name="P1" draw:layer="layout" svg:width="0.762cm" svg:height="0.762cm" svg:x="1.73cm" svg:y="4.92cm">
          <text:p text:style-name="P2"/>
        </draw:circle>
        <draw:frame draw:style-name="gr6" draw:layer="layout" svg:width="2.686cm" svg:height="0.962cm" svg:x="5.444cm" svg:y="1.206cm">
          <draw:text-box>
            <text:p text:style-name="P2">CERES</text:p>
          </draw:text-box>
        </draw:frame>
        <draw:frame draw:style-name="gr6" draw:layer="layout" svg:width="2.898cm" svg:height="0.962cm" svg:x="9.825cm" svg:y="1.196cm">
          <draw:text-box>
            <text:p text:style-name="P2">PALLAS</text:p>
          </draw:text-box>
        </draw:frame>
        <draw:line draw:style-name="gr3" draw:text-style-name="P1" draw:layer="layout" svg:x1="9.92cm" svg:y1="5.015cm" svg:x2="12.73cm" svg:y2="5.015cm">
          <text:p text:style-name="P2"/>
        </draw:line>
        <draw:line draw:style-name="gr3" draw:text-style-name="P1" draw:layer="layout" svg:x1="11.253cm" svg:y1="5.92cm" svg:x2="11.253cm" svg:y2="4.491cm">
          <text:p text:style-name="P2"/>
        </draw:line>
        <draw:polygon draw:style-name="gr1" draw:text-style-name="P1" draw:layer="layout" svg:width="1.715cm" svg:height="2.19cm" svg:x="10.396cm" svg:y="2.349cm" svg:viewBox="0 0 1716 2191" draw:points="857,2190 0,1476 857,0 1715,1476">
          <text:p text:style-name="P2"/>
        </draw:polygon>
        <draw:frame draw:style-name="gr6" draw:layer="layout" svg:width="2.229cm" svg:height="0.962cm" svg:x="15.111cm" svg:y="1.053cm">
          <draw:text-box>
            <text:p text:style-name="P2">JUNO</text:p>
          </draw:text-box>
        </draw:frame>
        <draw:line draw:style-name="gr3" draw:text-style-name="P1" draw:layer="layout" svg:x1="5.539cm" svg:y1="5.015cm" svg:x2="8.349cm" svg:y2="5.015cm">
          <text:p text:style-name="P2"/>
        </draw:line>
        <draw:path draw:style-name="gr1" draw:text-style-name="P1" draw:layer="layout" svg:width="1.762cm" svg:height="1.904cm" svg:x="6.016cm" svg:y="2.635cm" svg:viewBox="0 0 1763 1905" svg:d="m0 952c0-762 535-952 857-952 317 0 905 285 905 904s-333 1000-905 1000">
          <text:p text:style-name="P2"/>
        </draw:path>
        <draw:line draw:style-name="gr3" draw:text-style-name="P1" draw:layer="layout" svg:x1="6.873cm" svg:y1="5.968cm" svg:x2="6.873cm" svg:y2="4.349cm">
          <text:p text:style-name="P2"/>
        </draw:line>
        <draw:frame draw:style-name="gr6" draw:layer="layout" svg:width="2.585cm" svg:height="0.962cm" svg:x="2.427cm" svg:y="6.673cm">
          <draw:text-box>
            <text:p text:style-name="P2">VESTA</text:p>
          </draw:text-box>
        </draw:frame>
        <draw:line draw:style-name="gr3" draw:text-style-name="P1" draw:layer="layout" svg:x1="15.177cm" svg:y1="5.288cm" svg:x2="17.43cm" svg:y2="5.288cm">
          <text:p text:style-name="P2"/>
        </draw:line>
        <draw:line draw:style-name="gr3" draw:text-style-name="P1" draw:layer="layout" svg:x1="16.284cm" svg:y1="5.92cm" svg:x2="16.284cm" svg:y2="2.206cm">
          <text:p text:style-name="P2"/>
        </draw:line>
        <draw:line draw:style-name="gr3" draw:text-style-name="P1" draw:layer="layout" svg:x1="14.703cm" svg:y1="3.738cm" svg:x2="17.865cm" svg:y2="3.738cm">
          <text:p text:style-name="P2"/>
        </draw:line>
        <draw:line draw:style-name="gr3" draw:text-style-name="P1" draw:layer="layout" svg:x1="15.217cm" svg:y1="4.814cm" svg:x2="17.39cm" svg:y2="2.641cm">
          <text:p text:style-name="P2"/>
        </draw:line>
        <draw:line draw:style-name="gr3" draw:text-style-name="P1" draw:layer="layout" svg:x1="15.217cm" svg:y1="2.641cm" svg:x2="17.43cm" svg:y2="4.853cm">
          <text:p text:style-name="P2"/>
        </draw:line>
        <draw:frame draw:style-name="gr6" draw:layer="layout" svg:width="3.042cm" svg:height="0.962cm" svg:x="7.593cm" svg:y="6.673cm">
          <draw:text-box>
            <text:p text:style-name="P2">VERTEX</text:p>
          </draw:text-box>
        </draw:frame>
        <draw:line draw:style-name="gr3" draw:text-style-name="P1" draw:layer="layout" svg:x1="3.73cm" svg:y1="7.777cm" svg:x2="3.73cm" svg:y2="8.729cm">
          <text:p text:style-name="P2"/>
        </draw:line>
        <draw:polyline draw:style-name="gr1" draw:text-style-name="P1" draw:layer="layout" svg:width="1.565cm" svg:height="1.239cm" svg:x="2.973cm" svg:y="8.538cm" svg:viewBox="0 0 1566 1240" draw:points="0,0 757,1239 1565,0">
          <text:p text:style-name="P2"/>
        </draw:polyline>
        <draw:polyline draw:style-name="gr1" draw:text-style-name="P1" draw:layer="layout" svg:width="3.38cm" svg:height="1.572cm" svg:x="2.016cm" svg:y="9.301cm" svg:viewBox="0 0 3381 1573" draw:points="0,0 656,0 1715,1572 2825,0 3380,0">
          <text:p text:style-name="P2"/>
        </draw:polyline>
        <draw:line draw:style-name="gr3" draw:text-style-name="P1" draw:layer="layout" svg:x1="9.13cm" svg:y1="8.346cm" svg:x2="9.13cm" svg:y2="10.831cm">
          <text:p text:style-name="P2"/>
        </draw:line>
        <draw:line draw:style-name="gr3" draw:text-style-name="P1" draw:layer="layout" svg:x1="7.914cm" svg:y1="9.563cm" svg:x2="10.449cm" svg:y2="9.563cm">
          <text:p text:style-name="P2"/>
        </draw:line>
        <draw:polyline draw:style-name="gr1" draw:text-style-name="P1" draw:layer="layout" svg:width="0.549cm" svg:height="1.097cm" svg:x="7.562cm" svg:y="8.989cm" svg:viewBox="0 0 550 1098" draw:points="0,0 549,549 0,1097">
          <text:p text:style-name="P2"/>
        </draw:polyline>
        <draw:polyline draw:style-name="gr1" draw:text-style-name="P1" draw:layer="layout" svg:width="0.549cm" svg:height="1.097cm" svg:x="10.228cm" svg:y="8.991cm" svg:viewBox="0 0 550 1098" draw:points="549,0 0,549 549,1097">
          <text:p text:style-name="P2"/>
        </draw:polyline>
        <draw:polyline draw:style-name="gr1" draw:text-style-name="P1" draw:layer="layout" svg:width="0.549cm" svg:height="1.097cm" draw:transform="rotate (1.5707963267946) translate (8.562cm 11.158cm)" svg:viewBox="0 0 550 1098" draw:points="0,0 549,549 0,1097">
          <text:p text:style-name="P2"/>
        </draw:polyline>
        <draw:polyline draw:style-name="gr1" draw:text-style-name="P1" draw:layer="layout" svg:width="0.549cm" svg:height="1.097cm" draw:transform="rotate (1.5707963267946) translate (8.564cm 8.492cm)" svg:viewBox="0 0 550 1098" draw:points="549,0 0,549 549,1097">
          <text:p text:style-name="P2"/>
        </draw:polyline>
        <draw:frame draw:style-name="gr6" draw:layer="layout" svg:width="4.282cm" svg:height="0.962cm" svg:x="12.688cm" svg:y="6.682cm">
          <draw:text-box>
            <text:p text:style-name="P2">EAST POINT</text:p>
          </draw:text-box>
        </draw:frame>
        <draw:line draw:style-name="gr3" draw:text-style-name="P1" draw:layer="layout" svg:x1="13.362cm" svg:y1="7.911cm" svg:x2="13.362cm" svg:y2="11.274cm">
          <text:p text:style-name="P2"/>
        </draw:line>
        <draw:line draw:style-name="gr3" draw:text-style-name="P1" draw:layer="layout" svg:x1="13.395cm" svg:y1="8.078cm" svg:x2="14.881cm" svg:y2="8.078cm">
          <text:p text:style-name="P2"/>
        </draw:line>
        <draw:line draw:style-name="gr3" draw:text-style-name="P1" draw:layer="layout" svg:x1="15.392cm" svg:y1="7.911cm" svg:x2="15.392cm" svg:y2="11.274cm">
          <text:p text:style-name="P2"/>
        </draw:line>
        <draw:line draw:style-name="gr3" draw:text-style-name="P1" draw:layer="layout" svg:x1="13.349cm" svg:y1="11.117cm" svg:x2="14.835cm" svg:y2="11.117cm">
          <text:p text:style-name="P2"/>
        </draw:line>
        <draw:line draw:style-name="gr3" draw:text-style-name="P1" draw:layer="layout" svg:x1="13.361cm" svg:y1="9.545cm" svg:x2="14.743cm" svg:y2="9.545cm">
          <text:p text:style-name="P2"/>
        </draw:line>
        <draw:path draw:style-name="gr1" draw:text-style-name="P1" draw:layer="layout" svg:width="1.1cm" svg:height="1.414cm" svg:x="15.392cm" svg:y="8.131cm" svg:viewBox="0 0 1101 1415" svg:d="m52 0c348 0 1048 105 1048 681s-471 733-1100 733">
          <text:p text:style-name="P2"/>
        </draw:path>
        <draw:frame draw:style-name="gr6" draw:layer="layout" svg:width="1.984cm" svg:height="0.962cm" svg:x="2.874cm" svg:y="11.777cm">
          <draw:text-box>
            <text:p text:style-name="P2">ERIS</text:p>
          </draw:text-box>
        </draw:frame>
        <draw:line draw:style-name="gr3" draw:text-style-name="P1" draw:layer="layout" svg:x1="3.874cm" svg:y1="12.777cm" svg:x2="3.874cm" svg:y2="15.825cm">
          <text:p text:style-name="P2"/>
        </draw:line>
        <draw:path draw:style-name="gr1" draw:text-style-name="P1" draw:layer="layout" svg:width="1.122cm" svg:height="2.287cm" svg:x="2.587cm" svg:y="13.205cm" svg:viewBox="0 0 1123 2288" svg:d="m0 0c724 160 1122 500 1122 1101s-442 973-1122 1186">
          <text:p text:style-name="P2"/>
        </draw:path>
        <draw:path draw:style-name="gr1" draw:text-style-name="P1" draw:layer="layout" svg:width="1.122cm" svg:height="2.287cm" svg:x="4.036cm" svg:y="13.205cm" svg:viewBox="0 0 1123 2288" svg:d="m1122 0c-724 160-1122 500-1122 1101s442 973 1122 1186">
          <text:p text:style-name="P2"/>
        </draw:path>
        <draw:frame draw:style-name="gr6" draw:layer="layout" svg:width="4.765cm" svg:height="0.962cm" svg:x="0.484cm" svg:y="18.568cm">
          <draw:text-box>
            <text:p text:style-name="P2">UNDECIM(/11)</text:p>
          </draw:text-box>
        </draw:frame>
        <draw:path draw:style-name="gr3" draw:text-style-name="P1" draw:layer="layout" svg:width="1.654cm" svg:height="0.88cm" draw:transform="rotate (1.5707963267946) translate (3.312cm 21.715cm)" svg:viewBox="0 0 1655 881" svg:d="m1654 0c-117 1322-1502 1014-1654 0">
          <text:p text:style-name="P2"/>
        </draw:path>
        <draw:line draw:style-name="gr3" draw:text-style-name="P1" draw:layer="layout" svg:x1="3.312cm" svg:y1="19.963cm" svg:x2="3.312cm" svg:y2="21.915cm">
          <text:p text:style-name="P2"/>
        </draw:line>
        <draw:path draw:style-name="gr7" draw:text-style-name="P1" draw:layer="layout" svg:width="0.906cm" svg:height="1.809cm" svg:x="2.026cm" svg:y="20.011cm" svg:viewBox="0 0 907 1810" svg:d="m0 0c0 1188 95 1809 524 1809s381-1188 381-1809">
          <text:p text:style-name="P2"/>
        </draw:path>
        <draw:line draw:style-name="gr8" draw:text-style-name="P1" draw:layer="layout" svg:x1="1.254cm" svg:y1="18.063cm" svg:x2="19.73cm" svg:y2="18.063cm">
          <text:p text:style-name="P2"/>
        </draw:line>
        <draw:polyline draw:style-name="gr1" draw:text-style-name="P1" draw:layer="layout" svg:width="1.007cm" svg:height="1.157cm" svg:x="15.868cm" svg:y="20.111cm" svg:viewBox="0 0 1008 1158" draw:points="953,0 0,1157 1007,1157">
          <text:p text:style-name="P2"/>
        </draw:polyline>
        <draw:line draw:style-name="gr3" draw:text-style-name="P1" draw:layer="layout" svg:x1="16.59cm" svg:y1="20.934cm" svg:x2="16.59cm" svg:y2="21.744cm">
          <text:p text:style-name="P2"/>
        </draw:line>
        <draw:line draw:style-name="gr3" draw:text-style-name="P1" draw:layer="layout" svg:x1="6.749cm" svg:y1="20.158cm" svg:x2="6.749cm" svg:y2="21.848cm">
          <text:p text:style-name="P2"/>
        </draw:line>
        <draw:path draw:style-name="gr3" draw:text-style-name="P1" draw:layer="layout" svg:width="1.042cm" svg:height="0.758cm" draw:transform="rotate (1.5707963267946) translate (6.606cm 21.705cm)" svg:viewBox="0 0 1043 759" svg:d="m0 0c74 1139 947 873 1042 0">
          <text:p text:style-name="P2"/>
        </draw:path>
        <draw:line draw:style-name="gr3" draw:text-style-name="P1" draw:layer="layout" svg:x1="11.614cm" svg:y1="20.428cm" svg:x2="11.614cm" svg:y2="21.673cm">
          <text:p text:style-name="P2"/>
        </draw:line>
        <draw:line draw:style-name="gr3" draw:text-style-name="P1" draw:layer="layout" svg:x1="11.067cm" svg:y1="20.396cm" svg:x2="12.079cm" svg:y2="20.396cm">
          <text:p text:style-name="P2"/>
        </draw:line>
        <draw:frame draw:style-name="gr6" draw:layer="layout" svg:width="4.062cm" svg:height="0.962cm" svg:x="5.579cm" svg:y="18.568cm">
          <draw:text-box>
            <text:p text:style-name="P2">BIUNDECIM</text:p>
          </draw:text-box>
        </draw:frame>
        <draw:path draw:style-name="gr3" draw:text-style-name="P1" draw:layer="layout" svg:width="1.654cm" svg:height="0.659cm" draw:transform="rotate (1.5707963267946) translate (8.76cm 21.567cm)" svg:viewBox="0 0 1655 660" svg:d="m1654 0c-117 993-1502 762-1654 0">
          <text:p text:style-name="P2"/>
        </draw:path>
        <draw:line draw:style-name="gr3" draw:text-style-name="P1" draw:layer="layout" svg:x1="8.76cm" svg:y1="19.815cm" svg:x2="8.76cm" svg:y2="21.767cm">
          <text:p text:style-name="P2"/>
        </draw:line>
        <draw:path draw:style-name="gr7" draw:text-style-name="P1" draw:layer="layout" svg:width="0.681cm" svg:height="1.809cm" svg:x="7.693cm" svg:y="19.863cm" svg:viewBox="0 0 682 1810" svg:d="m0 0c0 1188 71 1809 394 1809s286-1188 286-1809">
          <text:p text:style-name="P2"/>
        </draw:path>
        <draw:frame draw:style-name="gr6" draw:layer="layout" svg:width="4.486cm" svg:height="0.962cm" svg:x="10.058cm" svg:y="18.568cm">
          <draw:text-box>
            <text:p text:style-name="P2">TRIUNDECIM</text:p>
          </draw:text-box>
        </draw:frame>
        <draw:path draw:style-name="gr3" draw:text-style-name="P1" draw:layer="layout" svg:width="1.654cm" svg:height="0.659cm" draw:transform="rotate (1.5707963267946) translate (13.382cm 21.52cm)" svg:viewBox="0 0 1655 660" svg:d="m1654 0c-117 993-1502 762-1654 0">
          <text:p text:style-name="P2"/>
        </draw:path>
        <draw:line draw:style-name="gr3" draw:text-style-name="P1" draw:layer="layout" svg:x1="13.382cm" svg:y1="19.768cm" svg:x2="13.382cm" svg:y2="21.72cm">
          <text:p text:style-name="P2"/>
        </draw:line>
        <draw:path draw:style-name="gr7" draw:text-style-name="P1" draw:layer="layout" svg:width="0.681cm" svg:height="1.809cm" svg:x="12.315cm" svg:y="19.816cm" svg:viewBox="0 0 682 1810" svg:d="m0 0c0 1188 71 1809 394 1809s286-1188 286-1809">
          <text:p text:style-name="P2"/>
        </draw:path>
        <draw:frame draw:style-name="gr6" draw:layer="layout" svg:width="5.929cm" svg:height="0.962cm" svg:x="14.492cm" svg:y="18.568cm">
          <draw:text-box>
            <text:p text:style-name="P2">QUADRIUNDECIM</text:p>
          </draw:text-box>
        </draw:frame>
        <draw:path draw:style-name="gr3" draw:text-style-name="P1" draw:layer="layout" svg:width="1.654cm" svg:height="0.659cm" draw:transform="rotate (1.5707963267946) translate (18.261cm 21.53cm)" svg:viewBox="0 0 1655 660" svg:d="m1654 0c-117 993-1502 762-1654 0">
          <text:p text:style-name="P2"/>
        </draw:path>
        <draw:line draw:style-name="gr3" draw:text-style-name="P1" draw:layer="layout" svg:x1="18.261cm" svg:y1="19.778cm" svg:x2="18.261cm" svg:y2="21.73cm">
          <text:p text:style-name="P2"/>
        </draw:line>
        <draw:path draw:style-name="gr7" draw:text-style-name="P1" draw:layer="layout" svg:width="0.681cm" svg:height="1.809cm" svg:x="17.194cm" svg:y="19.826cm" svg:viewBox="0 0 682 1810" svg:d="m0 0c0 1188 71 1809 394 1809s286-1188 286-1809">
          <text:p text:style-name="P2"/>
        </draw:path>
      </draw:page>
      <draw:page draw:name="page3" draw:style-name="dp1" draw:master-page-name="Alapértelmezett">
        <office:forms form:automatic-focus="false" form:apply-design-mode="false"/>
        <draw:frame draw:style-name="gr6" draw:layer="layout" svg:width="3.533cm" svg:height="0.962cm" svg:x="1.097cm" svg:y="0.768cm">
          <draw:text-box>
            <text:p text:style-name="P2">CONJUCT</text:p>
          </draw:text-box>
        </draw:frame>
        <draw:frame draw:style-name="gr6" draw:layer="layout" svg:width="3.753cm" svg:height="0.962cm" svg:x="5.602cm" svg:y="0.768cm">
          <draw:text-box>
            <text:p text:style-name="P2">OPPOSITE</text:p>
          </draw:text-box>
        </draw:frame>
        <draw:frame draw:style-name="gr6" draw:layer="layout" svg:width="2.974cm" svg:height="0.962cm" svg:x="10.161cm" svg:y="0.768cm">
          <draw:text-box>
            <text:p text:style-name="P2">TRIGON</text:p>
          </draw:text-box>
        </draw:frame>
        <draw:frame draw:style-name="gr6" draw:layer="layout" svg:width="3.605cm" svg:height="0.962cm" svg:x="14.553cm" svg:y="0.768cm">
          <draw:text-box>
            <text:p text:style-name="P2">QUADRAT</text:p>
          </draw:text-box>
        </draw:frame>
        <draw:frame draw:style-name="gr6" draw:layer="layout" svg:width="5.159cm" svg:height="0.962cm" svg:x="10.448cm" svg:y="4.72cm">
          <draw:text-box>
            <text:p text:style-name="P2">SEMIQUADRAT</text:p>
          </draw:text-box>
        </draw:frame>
        <draw:frame draw:style-name="gr6" draw:layer="layout" svg:width="2.691cm" svg:height="0.962cm" svg:x="1.201cm" svg:y="4.72cm">
          <draw:text-box>
            <text:p text:style-name="P2">SEXTIL</text:p>
          </draw:text-box>
        </draw:frame>
        <draw:frame draw:style-name="gr6" draw:layer="layout" svg:width="4.244cm" svg:height="0.962cm" svg:x="5.369cm" svg:y="4.72cm">
          <draw:text-box>
            <text:p text:style-name="P2">SEMISEXTIL</text:p>
          </draw:text-box>
        </draw:frame>
        <draw:frame draw:style-name="gr6" draw:layer="layout" svg:width="5.823cm" svg:height="0.962cm" svg:x="0.92cm" svg:y="20.301cm">
          <draw:text-box>
            <text:p text:style-name="P2">SEMIDECILE(18d)</text:p>
          </draw:text-box>
        </draw:frame>
        <draw:frame draw:style-name="gr6" draw:layer="layout" svg:width="3.36cm" svg:height="0.962cm" svg:x="1.063cm" svg:y="16.358cm">
          <draw:text-box>
            <text:p text:style-name="P2">NOVIL(/9)</text:p>
          </draw:text-box>
        </draw:frame>
        <draw:frame draw:style-name="gr6" draw:layer="layout" svg:width="3.961cm" svg:height="0.962cm" svg:x="1.063cm" svg:y="8.254cm">
          <draw:text-box>
            <text:p text:style-name="P2">QUINTIL(/5)</text:p>
          </draw:text-box>
        </draw:frame>
        <draw:frame draw:style-name="gr6" draw:layer="layout" svg:width="3.292cm" svg:height="0.962cm" svg:x="6.247cm" svg:y="12.396cm">
          <draw:text-box>
            <text:p text:style-name="P2">BISEPTIL</text:p>
          </draw:text-box>
        </draw:frame>
        <draw:frame draw:style-name="gr6" draw:layer="layout" svg:width="3.008cm" svg:height="0.962cm" svg:x="6.341cm" svg:y="16.358cm">
          <draw:text-box>
            <text:p text:style-name="P2">BINOVIL</text:p>
          </draw:text-box>
        </draw:frame>
        <draw:frame draw:style-name="gr6" draw:layer="layout" svg:width="4.765cm" svg:height="0.962cm" svg:x="0.843cm" svg:y="24.538cm">
          <draw:text-box>
            <text:p text:style-name="P2">SQUINE(105d)</text:p>
          </draw:text-box>
        </draw:frame>
        <draw:frame draw:style-name="gr6" draw:layer="layout" svg:width="5.713cm" svg:height="0.962cm" svg:x="7.606cm" svg:y="24.538cm">
          <draw:text-box>
            <text:p text:style-name="P2">QUINCUNX(150d)</text:p>
          </draw:text-box>
        </draw:frame>
        <draw:frame draw:style-name="gr6" draw:layer="layout" svg:width="3.715cm" svg:height="0.962cm" svg:x="10.301cm" svg:y="12.396cm">
          <draw:text-box>
            <text:p text:style-name="P2">TRISEPTIL</text:p>
          </draw:text-box>
        </draw:frame>
        <draw:frame draw:style-name="gr6" draw:layer="layout" svg:width="5.967cm" svg:height="0.962cm" svg:x="7.259cm" svg:y="20.339cm">
          <draw:text-box>
            <text:p text:style-name="P2">QUINQEUNDECIM</text:p>
          </draw:text-box>
        </draw:frame>
        <draw:frame draw:style-name="gr6" draw:layer="layout" svg:width="3.643cm" svg:height="0.962cm" svg:x="0.92cm" svg:y="12.396cm">
          <draw:text-box>
            <text:p text:style-name="P2">SEPTIL(/7)</text:p>
          </draw:text-box>
        </draw:frame>
        <draw:frame draw:style-name="gr9" draw:text-style-name="P2" draw:layer="layout" svg:width="5.125cm" svg:height="3.324cm" svg:x="10.444cm" svg:y="16.358cm">
          <draw:text-box>
            <text:p text:style-name="P2">QUANTONOVIL</text:p>
          </draw:text-box>
        </draw:frame>
        <draw:frame draw:style-name="gr6" draw:layer="layout" svg:width="3.076cm" svg:height="0.962cm" svg:x="16.559cm" svg:y="4.72cm">
          <draw:text-box>
            <text:p text:style-name="P2">MIRROR</text:p>
          </draw:text-box>
        </draw:frame>
        <draw:frame draw:style-name="gr6" draw:layer="layout" svg:width="4.562cm" svg:height="0.962cm" svg:x="9.93cm" svg:y="8.254cm">
          <draw:text-box>
            <text:p text:style-name="P2">SEMIQUINTIL</text:p>
          </draw:text-box>
        </draw:frame>
        <draw:frame draw:style-name="gr6" draw:layer="layout" svg:width="6.209cm" svg:height="0.962cm" svg:x="14.167cm" svg:y="24.443cm">
          <draw:text-box>
            <text:p text:style-name="P2">QUINDECILE(165d)</text:p>
          </draw:text-box>
        </draw:frame>
        <draw:circle draw:style-name="gr2" draw:text-style-name="P1" draw:layer="layout" svg:width="1.428cm" svg:height="1.428cm" svg:x="1.682cm" svg:y="2.778cm">
          <text:p text:style-name="P2"/>
        </draw:circle>
        <draw:line draw:style-name="gr3" draw:text-style-name="P1" draw:layer="layout" svg:x1="3.681cm" svg:y1="2.302cm" svg:x2="3.015cm" svg:y2="2.968cm">
          <text:p text:style-name="P2"/>
        </draw:line>
        <draw:circle draw:style-name="gr2" draw:text-style-name="P1" draw:layer="layout" svg:width="1.197cm" svg:height="1.197cm" svg:x="6.064cm" svg:y="3.253cm">
          <text:p text:style-name="P2"/>
        </draw:circle>
        <draw:line draw:style-name="gr3" draw:text-style-name="P1" draw:layer="layout" svg:x1="7.539cm" svg:y1="3.022cm" svg:x2="7.111cm" svg:y2="3.403cm">
          <text:p text:style-name="P2"/>
        </draw:line>
        <draw:circle draw:style-name="gr2" draw:text-style-name="P1" draw:layer="layout" svg:width="1.197cm" svg:height="1.197cm" svg:x="7.39cm" svg:y="1.969cm">
          <text:p text:style-name="P2"/>
        </draw:circle>
        <draw:polygon draw:style-name="gr1" draw:text-style-name="P1" draw:layer="layout" svg:width="2.286cm" svg:height="1.953cm" svg:x="10.587cm" svg:y="2.111cm" svg:viewBox="0 0 2287 1954" draw:points="0,1953 1191,0 2286,1953">
          <text:p text:style-name="P2"/>
        </draw:polygon>
        <draw:rect draw:style-name="gr2" draw:text-style-name="P1" draw:layer="layout" svg:width="1.952cm" svg:height="1.952cm" svg:x="15.254cm" svg:y="2.158cm">
          <text:p text:style-name="P2"/>
        </draw:rect>
        <draw:line draw:style-name="gr3" draw:text-style-name="P1" draw:layer="layout" svg:x1="1.587cm" svg:y1="6.963cm" svg:x2="3.873cm" svg:y2="6.963cm">
          <text:p text:style-name="P2"/>
        </draw:line>
        <draw:line draw:style-name="gr3" draw:text-style-name="P1" draw:layer="layout" svg:x1="1.92cm" svg:y1="6.063cm" svg:x2="3.539cm" svg:y2="7.873cm">
          <text:p text:style-name="P2"/>
        </draw:line>
        <draw:line draw:style-name="gr3" draw:text-style-name="P1" draw:layer="layout" svg:x1="3.539cm" svg:y1="6.063cm" svg:x2="1.92cm" svg:y2="7.873cm">
          <text:p text:style-name="P2"/>
        </draw:line>
        <draw:line draw:style-name="gr3" draw:text-style-name="P1" draw:layer="layout" svg:x1="8.778cm" svg:y1="26.158cm" svg:x2="12.063cm" svg:y2="26.158cm">
          <text:p text:style-name="P2"/>
        </draw:line>
        <draw:line draw:style-name="gr3" draw:text-style-name="P1" draw:layer="layout" svg:x1="9.063cm" svg:y1="27.587cm" svg:x2="10.492cm" svg:y2="26.158cm">
          <text:p text:style-name="P2"/>
        </draw:line>
        <draw:line draw:style-name="gr3" draw:text-style-name="P1" draw:layer="layout" svg:x1="11.825cm" svg:y1="27.587cm" svg:x2="10.396cm" svg:y2="26.158cm">
          <text:p text:style-name="P2"/>
        </draw:line>
        <draw:polyline draw:style-name="gr1" draw:text-style-name="P1" draw:layer="layout" svg:width="1.762cm" svg:height="1.667cm" svg:x="11.682cm" svg:y="5.968cm" svg:viewBox="0 0 1763 1668" draw:points="1667,0 0,1667 1762,1667">
          <text:p text:style-name="P2"/>
        </draw:polyline>
        <draw:frame draw:style-name="gr6" draw:layer="layout" svg:width="5.832cm" svg:height="0.962cm" svg:x="14.587cm" svg:y="12.396cm">
          <draw:text-box>
            <text:p text:style-name="P2">SESQUIQUINTILE</text:p>
          </draw:text-box>
        </draw:frame>
        <draw:frame draw:style-name="gr6" draw:layer="layout" svg:width="5.548cm" svg:height="0.962cm" svg:x="15.015cm" svg:y="8.254cm">
          <draw:text-box>
            <text:p text:style-name="P2">SESQUIQADRAT</text:p>
          </draw:text-box>
        </draw:frame>
        <draw:rect draw:style-name="gr2" draw:text-style-name="P1" draw:layer="layout" svg:width="1.952cm" svg:height="1.952cm" svg:x="16.611cm" svg:y="9.459cm">
          <text:p text:style-name="P2"/>
        </draw:rect>
        <draw:polyline draw:style-name="gr1" draw:text-style-name="P1" draw:layer="layout" svg:width="1.308cm" svg:height="1.238cm" svg:x="16.922cm" svg:y="10.84cm" svg:viewBox="0 0 1309 1239" draw:points="1238,0 0,1238 1308,1238">
          <text:p text:style-name="P2"/>
        </draw:polyline>
        <draw:line draw:style-name="gr3" draw:text-style-name="P1" draw:layer="layout" svg:x1="5.889cm" svg:y1="7.587cm" svg:x2="9.063cm" svg:y2="7.587cm">
          <text:p text:style-name="P2"/>
        </draw:line>
        <draw:line draw:style-name="gr3" draw:text-style-name="P1" draw:layer="layout" svg:x1="6.165cm" svg:y1="6.206cm" svg:x2="7.546cm" svg:y2="7.587cm">
          <text:p text:style-name="P2"/>
        </draw:line>
        <draw:line draw:style-name="gr3" draw:text-style-name="P1" draw:layer="layout" svg:x1="8.834cm" svg:y1="6.206cm" svg:x2="7.453cm" svg:y2="7.587cm">
          <text:p text:style-name="P2"/>
        </draw:line>
        <draw:ellipse draw:style-name="gr2" draw:text-style-name="P1" draw:layer="layout" svg:width="1.81cm" svg:height="2.095cm" svg:x="1.968cm" svg:y="9.678cm">
          <text:p text:style-name="P2"/>
        </draw:ellipse>
        <draw:line draw:style-name="gr3" draw:text-style-name="P1" draw:layer="layout" svg:x1="3.825cm" svg:y1="11.915cm" svg:x2="3.112cm" svg:y2="11.201cm">
          <text:p text:style-name="P2"/>
        </draw:line>
        <draw:frame draw:style-name="gr6" draw:layer="layout" svg:width="3.609cm" svg:height="0.962cm" svg:x="5.873cm" svg:y="8.254cm">
          <draw:text-box>
            <text:p text:style-name="P2">BIQUINTIL</text:p>
          </draw:text-box>
        </draw:frame>
        <draw:ellipse draw:style-name="gr2" draw:text-style-name="P1" draw:layer="layout" svg:width="1.656cm" svg:height="1.916cm" svg:x="7.269cm" svg:y="9.739cm">
          <text:p text:style-name="P2"/>
        </draw:ellipse>
        <draw:line draw:style-name="gr3" draw:text-style-name="P1" draw:layer="layout" svg:x1="8.968cm" svg:y1="11.785cm" svg:x2="8.316cm" svg:y2="11.132cm">
          <text:p text:style-name="P2"/>
        </draw:line>
        <draw:line draw:style-name="gr3" draw:text-style-name="P1" draw:layer="layout" svg:x1="6.296cm" svg:y1="9.682cm" svg:x2="6.296cm" svg:y2="11.872cm">
          <text:p text:style-name="P2"/>
        </draw:line>
        <draw:path draw:style-name="gr3" draw:text-style-name="P1" draw:layer="layout" svg:width="1.042cm" svg:height="0.758cm" draw:transform="rotate (1.5707963267946) translate (6.253cm 11.729cm)" svg:viewBox="0 0 1043 759" svg:d="m0 0c74 1139 947 873 1042 0">
          <text:p text:style-name="P2"/>
        </draw:path>
        <draw:line draw:style-name="gr3" draw:text-style-name="P1" draw:layer="layout" svg:x1="17.684cm" svg:y1="6.063cm" svg:x2="17.684cm" svg:y2="7.919cm">
          <text:p text:style-name="P2"/>
        </draw:line>
        <draw:line draw:style-name="gr3" draw:text-style-name="P1" draw:layer="layout" svg:x1="16.906cm" svg:y1="6.11cm" svg:x2="18.462cm" svg:y2="6.11cm">
          <text:p text:style-name="P2"/>
        </draw:line>
        <draw:line draw:style-name="gr3" draw:text-style-name="P1" draw:layer="layout" svg:x1="12.223cm" svg:y1="9.683cm" svg:x2="12.223cm" svg:y2="11.539cm">
          <text:p text:style-name="P2"/>
        </draw:line>
        <draw:line draw:style-name="gr3" draw:text-style-name="P1" draw:layer="layout" svg:x1="10.937cm" svg:y1="11.491cm" svg:x2="13.635cm" svg:y2="11.491cm">
          <text:p text:style-name="P2"/>
        </draw:line>
        <draw:line draw:style-name="gr3" draw:text-style-name="P1" draw:layer="layout" svg:x1="18.137cm" svg:y1="8.015cm" svg:x2="18.137cm" svg:y2="6.491cm">
          <text:p text:style-name="P2"/>
        </draw:line>
        <draw:path draw:style-name="gr3" draw:text-style-name="P1" draw:layer="layout" svg:width="0.725cm" svg:height="0.527cm" draw:transform="rotate (1.5707963267946) translate (18.108cm 7.315cm)" svg:viewBox="0 0 726 528" svg:d="m725 0c-51 792-659 608-725 0">
          <text:p text:style-name="P2"/>
        </draw:path>
        <draw:line draw:style-name="gr3" draw:text-style-name="P1" draw:layer="layout" svg:x1="17.273cm" svg:y1="14.158cm" svg:x2="17.273cm" svg:y2="15.728cm">
          <text:p text:style-name="P2"/>
        </draw:line>
        <draw:line draw:style-name="gr3" draw:text-style-name="P1" draw:layer="layout" svg:x1="16.635cm" svg:y1="14.198cm" svg:x2="17.911cm" svg:y2="14.198cm">
          <text:p text:style-name="P2"/>
        </draw:line>
        <draw:path draw:style-name="gr3" draw:text-style-name="P1" draw:layer="layout" svg:width="1.654cm" svg:height="0.88cm" draw:transform="rotate (1.5707963267946) translate (18.155cm 15.529cm)" svg:viewBox="0 0 1655 881" svg:d="m1654 0c-117 1322-1502 1014-1654 0">
          <text:p text:style-name="P2"/>
        </draw:path>
        <draw:line draw:style-name="gr3" draw:text-style-name="P1" draw:layer="layout" svg:x1="18.155cm" svg:y1="13.777cm" svg:x2="18.155cm" svg:y2="15.729cm">
          <text:p text:style-name="P2"/>
        </draw:line>
        <draw:path draw:style-name="gr1" draw:text-style-name="P1" draw:layer="layout" svg:width="1.373cm" svg:height="2.03cm" svg:x="1.92cm" svg:y="13.795cm" svg:viewBox="0 0 1374 2031" svg:d="m1372 499c-158-631-1300-682-1370-53s1370 451 1371 1050-1208 763-1373 132">
          <text:p text:style-name="P2"/>
        </draw:path>
        <draw:line draw:style-name="gr3" draw:text-style-name="P1" draw:layer="layout" svg:x1="6.725cm" svg:y1="13.873cm" svg:x2="6.725cm" svg:y2="16.063cm">
          <text:p text:style-name="P2"/>
        </draw:line>
        <draw:path draw:style-name="gr3" draw:text-style-name="P1" draw:layer="layout" svg:width="1.042cm" svg:height="0.758cm" draw:transform="rotate (1.5707963267946) translate (6.682cm 15.92cm)" svg:viewBox="0 0 1043 759" svg:d="m0 0c74 1139 947 873 1042 0">
          <text:p text:style-name="P2"/>
        </draw:path>
        <draw:path draw:style-name="gr1" draw:text-style-name="P1" draw:layer="layout" svg:width="1.144cm" svg:height="1.952cm" svg:x="7.777cm" svg:y="13.921cm" svg:viewBox="0 0 1145 1953" svg:d="m1143 480c-131-608-1083-656-1141-51s1141 434 1142 1010-1007 733-1144 127">
          <text:p text:style-name="P2"/>
        </draw:path>
        <draw:line draw:style-name="gr3" draw:text-style-name="P1" draw:layer="layout" svg:x1="11.413cm" svg:y1="14.111cm" svg:x2="11.413cm" svg:y2="15.824cm">
          <text:p text:style-name="P2"/>
        </draw:line>
        <draw:line draw:style-name="gr3" draw:text-style-name="P1" draw:layer="layout" svg:x1="10.695cm" svg:y1="14.155cm" svg:x2="12.131cm" svg:y2="14.155cm">
          <text:p text:style-name="P2"/>
        </draw:line>
        <draw:path draw:style-name="gr1" draw:text-style-name="P1" draw:layer="layout" svg:width="0.905cm" svg:height="1.953cm" svg:x="12.354cm" svg:y="13.782cm" svg:viewBox="0 0 906 1954" svg:d="m904 481c-103-608-857-656-902-51s902 434 903 1010-797 733-905 127">
          <text:p text:style-name="P2"/>
        </draw:path>
        <draw:path draw:style-name="gr3" draw:text-style-name="P1" draw:layer="layout" svg:width="1.654cm" svg:height="0.88cm" draw:transform="rotate (1.5707963267946) translate (3.339cm 23.482cm)" svg:viewBox="0 0 1655 881" svg:d="m1654 0c-117 1322-1502 1014-1654 0">
          <text:p text:style-name="P2"/>
        </draw:path>
        <draw:line draw:style-name="gr3" draw:text-style-name="P1" draw:layer="layout" svg:x1="3.339cm" svg:y1="21.73cm" svg:x2="3.339cm" svg:y2="23.682cm">
          <text:p text:style-name="P2"/>
        </draw:line>
        <draw:polyline draw:style-name="gr1" draw:text-style-name="P1" draw:layer="layout" svg:width="1.048cm" svg:height="2.095cm" svg:x="2.206cm" svg:y="17.588cm" svg:viewBox="0 0 1049 2096" draw:points="0,2095 1,191 1048,1905 1048,0">
          <text:p text:style-name="P2"/>
        </draw:polyline>
        <draw:polyline draw:style-name="gr1" draw:text-style-name="P1" draw:layer="layout" svg:width="1.048cm" svg:height="2.095cm" svg:x="8.059cm" svg:y="17.635cm" svg:viewBox="0 0 1049 2096" draw:points="0,2095 1,191 1048,1905 1048,0">
          <text:p text:style-name="P2"/>
        </draw:polyline>
        <draw:line draw:style-name="gr3" draw:text-style-name="P1" draw:layer="layout" svg:x1="6.963cm" svg:y1="17.825cm" svg:x2="6.963cm" svg:y2="19.825cm">
          <text:p text:style-name="P2"/>
        </draw:line>
        <draw:path draw:style-name="gr3" draw:text-style-name="P1" draw:layer="layout" svg:width="1.042cm" svg:height="0.758cm" draw:transform="rotate (1.5707963267946) translate (6.92cm 19.682cm)" svg:viewBox="0 0 1043 759" svg:d="m0 0c74 1139 947 873 1042 0">
          <text:p text:style-name="P2"/>
        </draw:path>
        <draw:polyline draw:style-name="gr1" draw:text-style-name="P1" draw:layer="layout" svg:width="1.048cm" svg:height="2.095cm" svg:x="12.682cm" svg:y="17.587cm" svg:viewBox="0 0 1049 2096" draw:points="0,2095 1,191 1048,1905 1048,0">
          <text:p text:style-name="P2"/>
        </draw:polyline>
        <draw:path draw:style-name="gr3" draw:text-style-name="P1" draw:layer="layout" svg:width="2.369cm" svg:height="0.877cm" draw:transform="rotate (1.5707963267946) translate (10.921cm 24.01cm)" svg:viewBox="0 0 2370 878" svg:d="m2369 0c-167 1322-2151 1014-2369 0">
          <text:p text:style-name="P2"/>
        </draw:path>
        <draw:line draw:style-name="gr3" draw:text-style-name="P1" draw:layer="layout" svg:x1="10.921cm" svg:y1="21.539cm" svg:x2="10.92cm" svg:y2="24.158cm">
          <text:p text:style-name="P2"/>
        </draw:line>
        <draw:path draw:style-name="gr7" draw:text-style-name="P1" draw:layer="layout" svg:width="0.906cm" svg:height="2.381cm" svg:x="9.635cm" svg:y="21.587cm" svg:viewBox="0 0 907 2382" svg:d="m0 0c0 1564 95 2381 524 2381s381-1564 381-2381">
          <text:p text:style-name="P2"/>
        </draw:path>
        <draw:line draw:style-name="gr3" draw:text-style-name="P1" draw:layer="layout" svg:x1="4.48cm" svg:y1="23.539cm" svg:x2="3.767cm" svg:y2="22.825cm">
          <text:p text:style-name="P2"/>
        </draw:line>
        <draw:ellipse draw:style-name="gr2" draw:text-style-name="P1" draw:layer="layout" svg:width="0.834cm" svg:height="1.649cm" svg:x="8.492cm" svg:y="22.207cm">
          <text:p text:style-name="P2"/>
        </draw:ellipse>
        <draw:line draw:style-name="gr3" draw:text-style-name="P1" draw:layer="layout" svg:x1="9.348cm" svg:y1="23.968cm" svg:x2="9.02cm" svg:y2="23.406cm">
          <text:p text:style-name="P2"/>
        </draw:line>
        <draw:polyline draw:style-name="gr1" draw:text-style-name="P1" draw:layer="layout" svg:width="1.007cm" svg:height="0.953cm" svg:x="11.389cm" svg:y="18.063cm" svg:viewBox="0 0 1008 954" draw:points="953,0 0,953 1007,953">
          <text:p text:style-name="P2"/>
        </draw:polyline>
        <draw:line draw:style-name="gr3" draw:text-style-name="P1" draw:layer="layout" svg:x1="12.111cm" svg:y1="18.682cm" svg:x2="12.111cm" svg:y2="19.492cm">
          <text:p text:style-name="P2"/>
        </draw:line>
        <draw:path draw:style-name="gr1" draw:text-style-name="P1" draw:layer="layout" svg:width="0.849cm" svg:height="1.255cm" svg:x="2.019cm" svg:y="26.475cm" svg:viewBox="0 0 850 1256" svg:d="m848 308c-97-390-803-421-847-32s847 278 848 649-747 472-849 81">
          <text:p text:style-name="P2"/>
        </draw:path>
        <draw:line draw:style-name="gr10" draw:text-style-name="P1" draw:layer="layout" svg:x1="3.063cm" svg:y1="27.201cm" svg:x2="5.206cm" svg:y2="27.201cm">
          <text:p text:style-name="P2"/>
        </draw:line>
        <draw:line draw:style-name="gr10" draw:text-style-name="P1" draw:layer="layout" svg:x1="3.254cm" svg:y1="26.635cm" svg:x2="4.968cm" svg:y2="27.73cm">
          <text:p text:style-name="P2"/>
        </draw:line>
        <draw:line draw:style-name="gr10" draw:text-style-name="P1" draw:layer="layout" svg:x1="4.587cm" svg:y1="26.301cm" svg:x2="3.682cm" svg:y2="28.016cm">
          <text:p text:style-name="P2"/>
        </draw:line>
        <draw:line draw:style-name="gr10" draw:text-style-name="P1" draw:layer="layout" svg:x1="3.777cm" svg:y1="26.254cm" svg:x2="4.444cm" svg:y2="28.063cm">
          <text:p text:style-name="P2"/>
        </draw:line>
        <draw:line draw:style-name="gr10" draw:text-style-name="P1" draw:layer="layout" svg:x1="5.063cm" svg:y1="26.682cm" svg:x2="3.254cm" svg:y2="27.682cm">
          <text:p text:style-name="P2"/>
        </draw:line>
        <draw:g>
          <draw:path draw:style-name="gr5" draw:text-style-name="P1" draw:layer="layout" svg:width="0.575cm" svg:height="1.803cm" svg:x="15.92cm" svg:y="25.956cm" svg:viewBox="0 0 576 1804" svg:d="m209 1428c0-288 0-575 0-863 0 0 0 0 0 0-69 0-138 0-209 1 0-1 0-3 0-4 175-187 351-374 526-562 0 0 0 0 0 0s0 0 0 0c0 476 0 952 0 1428 0 83 3 152 10 208s21 113 39 167c-69 0-138 0-207 0s-138 0-207 0c17-54 31-112 38-167s10-125 10-208z">
            <text:p text:style-name="P2"/>
          </draw:path>
          <draw:path draw:style-name="gr5" draw:text-style-name="P1" draw:layer="layout" svg:width="0.991cm" svg:height="1.794cm" svg:x="16.621cm" svg:y="25.983cm" svg:viewBox="0 0 992 1795" svg:d="m310 1238c0 62 18 115 55 160s80 66 130 66 99-21 133-65 53-96 53-161-18-122-53-164-78-65-133-65-95 23-132 67-53 97-53 162zm138-1238c152 0 305 0 457 0-23 21-48 56-76 103s-66 114-113 206c-60 120-122 241-185 361 0 0 0 0 0 0 21-3 42-4 63-3 111 0 206 52 282 154s115 229 115 377c0 188-44 334-130 439s-209 157-366 157c-148 0-268-50-358-155s-137-243-137-414c0-80 12-163 36-249s63-179 116-283c85-167 170-334 255-503 9-14 17-41 25-77s13-75 16-113z">
            <text:p text:style-name="P2"/>
          </draw:path>
          <draw:path draw:style-name="gr5" draw:text-style-name="P1" draw:layer="layout" svg:width="0.918cm" svg:height="1.794cm" svg:x="17.681cm" svg:y="25.983cm" svg:viewBox="0 0 919 1795" svg:d="m918 1204c0 182-47 326-140 432s-217 158-376 158c-72 0-136-9-194-27s-127-54-208-106c32-99 65-198 100-299 40 40 77 71 110 89s69 25 106 25c72 0 130-24 172-72s64-115 64-197c0-77-26-142-79-193s-120-77-199-77c-29 0-59 4-90 14s-56 21-78 37c0 0 0 0 0 0s0 0 0 0c12-193 18-358 12-495s-21-303-47-493c0 0 0 0 0 0 282 0 563 0 847 0 0 0 0 0 0 0-9 63-19 127-30 191s-22 127-32 193c-14-15-35-27-63-37s-55-17-80-17c-88 0-177 0-266 0 0 0 0 0 0 0 0 108 0 217-1 327 0 0 0 0 0 0 16 0 32 0 49-2 118 0 218 53 300 160s123 235 123 389z">
            <text:p text:style-name="P2"/>
          </draw:path>
        </draw:g>
        <draw:ellipse draw:style-name="gr11" draw:text-style-name="P1" draw:layer="layout" svg:width="0.429cm" svg:height="0.43cm" svg:x="18.872cm" svg:y="25.872cm">
          <text:p text:style-name="P2"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635cm" fo:margin-bottom="0.665cm" fo:margin-left="0.635cm" fo:margin-right="0.665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13$Linux OpenOffice.org_project/680m113$Build-8930</meta:generator>
    <meta:creation-date>2007-05-28T12:57:21</meta:creation-date>
    <dc:date>2007-09-15T18:54:36</dc:date>
    <dc:language>hu-HU</dc:language>
    <meta:editing-cycles>51</meta:editing-cycles>
    <meta:editing-duration>PT4H49M10S</meta:editing-duration>
    <meta:user-defined meta:name="Info 1"/>
    <meta:user-defined meta:name="Info 2"/>
    <meta:user-defined meta:name="Info 3"/>
    <meta:user-defined meta:name="Info 4"/>
    <meta:document-statistic meta:object-count="238"/>
  </office:meta>
</office:document-meta>
</file>